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'Times New Roman'" style:font-family-asian="'Times New Roman'" style:font-family-complex="'Times New Roman'" fo:background-color="transparent" fo:color="#000000" fo:font-variant="small-caps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bold" fo:font-family="'Times New Roman'" style:font-family-asian="'Times New Roman'" style:font-family-complex="'Times New Roman'" fo:background-color="transparent" fo:color="#000000" fo:font-variant="small-caps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bold" fo:font-family="'Times New Roman'" style:font-family-asian="'Times New Roman'" style:font-family-complex="'Times New Roman'" fo:background-color="transparent" fo:color="#000000" fo:font-variant="small-caps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bold" fo:font-family="'Times New Roman'" style:font-family-asian="'Times New Roman'" style:font-family-complex="'Times New Roman'" fo:background-color="transparent" fo:color="#000000" fo:font-variant="small-caps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7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7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8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8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9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9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9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9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9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9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0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/>
    </style:style>
    <text:list-style style:name="L2">
      <text:list-level-style-bullet text:level="1" text:bullet-char="•">
        <style:list-level-properties text:space-before="-14.15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 fo:margin-left="-3.85pt" fo:text-indent="3.85pt">
        <style:tab-stops>
          <style:tab-stop style:position="0.00pt"/>
        </style:tab-stops>
      </style:paragraph-properties>
    </style:style>
    <style:style style:name="P3" style:family="paragraph">
      <style:paragraph-properties fo:line-height="115.00%" fo:text-align="left"/>
    </style:style>
    <text:list-style style:name="L4">
      <text:list-level-style-bullet text:level="1" text:bullet-char="•">
        <style:list-level-properties text:space-before="-14.15pt" text:min-label-width="18.00pt"/>
        <style:text-properties fo:font-family="Symbol"/>
      </text:list-level-style-bullet>
    </text:list-style>
    <style:style style:name="P4" style:family="paragraph">
      <style:paragraph-properties fo:line-height="115.00%" fo:text-align="left" fo:margin-left="-3.85pt" fo:text-indent="3.85pt">
        <style:tab-stops>
          <style:tab-stop style:position="0.00pt"/>
        </style:tab-stops>
      </style:paragraph-properties>
    </style:style>
    <style:style style:name="P5" style:family="paragraph">
      <style:paragraph-properties fo:line-height="100.00%" fo:text-align="left" fo:margin-left="5.45pt" fo:text-indent="-5.45pt">
        <style:tab-stops>
          <style:tab-stop style:position="42.25pt" style:type="center"/>
          <style:tab-stop style:position="32891.05pt"/>
        </style:tab-stops>
      </style:paragraph-properties>
    </style:style>
    <style:style style:name="P6" style:family="paragraph">
      <style:paragraph-properties fo:line-height="115.00%" fo:text-align="center" fo:margin-bottom="10.00pt"/>
    </style:style>
    <style:style style:name="P7" style:family="paragraph">
      <style:paragraph-properties fo:line-height="100.00%" fo:text-align="left" fo:margin-left="5.45pt" fo:text-indent="-5.45pt">
        <style:tab-stops>
          <style:tab-stop style:position="42.25pt" style:type="center"/>
          <style:tab-stop style:position="32891.05pt"/>
        </style:tab-stops>
      </style:paragraph-properties>
    </style:style>
    <style:style style:name="P8" style:family="paragraph">
      <style:paragraph-properties fo:line-height="100.00%" fo:text-align="left">
        <style:tab-stops>
          <style:tab-stop style:position="47.70pt" style:type="center"/>
          <style:tab-stop style:position="16448.25pt"/>
        </style:tab-stops>
      </style:paragraph-properties>
    </style:style>
    <style:style style:name="P9" style:family="paragraph">
      <style:paragraph-properties fo:line-height="115.00%" fo:text-align="center" fo:margin-bottom="10.00pt"/>
    </style:style>
    <style:style style:name="P10" style:family="paragraph">
      <style:paragraph-properties fo:line-height="100.00%" fo:text-align="left">
        <style:tab-stops>
          <style:tab-stop style:position="47.70pt" style:type="center"/>
          <style:tab-stop style:position="16448.25pt"/>
        </style:tab-stops>
      </style:paragraph-properties>
    </style:style>
    <style:style style:name="P11" style:family="paragraph">
      <style:paragraph-properties fo:line-height="100.00%" fo:text-align="left">
        <style:tab-stops>
          <style:tab-stop style:position="47.70pt" style:type="center"/>
          <style:tab-stop style:position="16448.25pt"/>
        </style:tab-stops>
      </style:paragraph-properties>
    </style:style>
    <style:style style:name="P12" style:family="paragraph">
      <style:paragraph-properties fo:line-height="115.00%" fo:text-align="center" fo:margin-bottom="10.00pt"/>
    </style:style>
    <style:style style:name="P13" style:family="paragraph">
      <style:paragraph-properties fo:line-height="100.00%" fo:text-align="left">
        <style:tab-stops>
          <style:tab-stop style:position="47.70pt" style:type="center"/>
          <style:tab-stop style:position="16448.25pt"/>
        </style:tab-stops>
      </style:paragraph-properties>
    </style:style>
    <style:style style:name="P14" style:family="paragraph">
      <style:paragraph-properties fo:line-height="100.00%" fo:text-align="left">
        <style:tab-stops>
          <style:tab-stop style:position="47.70pt" style:type="center"/>
          <style:tab-stop style:position="16448.25pt"/>
        </style:tab-stops>
      </style:paragraph-properties>
    </style:style>
    <style:style style:name="P15" style:family="paragraph">
      <style:paragraph-properties fo:line-height="115.00%" fo:text-align="center" fo:margin-bottom="10.00pt"/>
    </style:style>
    <style:style style:name="P16" style:family="paragraph">
      <style:paragraph-properties fo:line-height="100.00%" fo:text-align="left">
        <style:tab-stops>
          <style:tab-stop style:position="47.70pt" style:type="center"/>
          <style:tab-stop style:position="16448.25pt"/>
        </style:tab-stops>
      </style:paragraph-properties>
    </style:style>
    <style:style style:name="P17" style:family="paragraph">
      <style:paragraph-properties fo:line-height="100.00%" fo:text-align="left">
        <style:tab-stops>
          <style:tab-stop style:position="47.70pt" style:type="center"/>
          <style:tab-stop style:position="16448.25pt"/>
        </style:tab-stops>
      </style:paragraph-properties>
    </style:style>
    <style:style style:name="P18" style:family="paragraph">
      <style:paragraph-properties fo:line-height="115.00%" fo:text-align="center" fo:margin-bottom="10.00pt"/>
    </style:style>
    <style:style style:name="P19" style:family="paragraph">
      <style:paragraph-properties fo:line-height="100.00%" fo:text-align="left">
        <style:tab-stops>
          <style:tab-stop style:position="47.70pt" style:type="center"/>
          <style:tab-stop style:position="16448.25pt"/>
        </style:tab-stops>
      </style:paragraph-properties>
    </style:style>
    <style:style style:name="P20" style:family="paragraph">
      <style:paragraph-properties fo:line-height="100.00%" fo:text-align="left">
        <style:tab-stops>
          <style:tab-stop style:position="47.70pt" style:type="center"/>
          <style:tab-stop style:position="16448.25pt"/>
        </style:tab-stops>
      </style:paragraph-properties>
    </style:style>
    <style:style style:name="P21" style:family="paragraph">
      <style:paragraph-properties fo:line-height="115.00%" fo:text-align="center" fo:margin-bottom="10.00pt"/>
    </style:style>
    <style:style style:name="P22" style:family="paragraph">
      <style:paragraph-properties fo:line-height="100.00%" fo:text-align="left">
        <style:tab-stops>
          <style:tab-stop style:position="47.70pt" style:type="center"/>
          <style:tab-stop style:position="16448.25pt"/>
        </style:tab-stops>
      </style:paragraph-properties>
    </style:style>
    <style:style style:name="P23" style:family="paragraph">
      <style:paragraph-properties fo:line-height="100.00%" fo:text-align="left">
        <style:tab-stops>
          <style:tab-stop style:position="47.70pt" style:type="center"/>
          <style:tab-stop style:position="16448.25pt"/>
        </style:tab-stops>
      </style:paragraph-properties>
    </style:style>
    <style:style style:name="P24" style:family="paragraph">
      <style:paragraph-properties fo:line-height="115.00%" fo:text-align="center" fo:margin-bottom="10.00pt"/>
    </style:style>
    <style:style style:name="P25" style:family="paragraph">
      <style:paragraph-properties fo:line-height="100.00%" fo:text-align="left">
        <style:tab-stops>
          <style:tab-stop style:position="47.70pt" style:type="center"/>
          <style:tab-stop style:position="16448.25pt"/>
        </style:tab-stops>
      </style:paragraph-properties>
    </style:style>
    <style:style style:name="P26" style:family="paragraph">
      <style:paragraph-properties fo:line-height="100.00%" fo:text-align="center"/>
    </style:style>
    <style:style style:name="P27" style:family="paragraph">
      <style:paragraph-properties fo:line-height="100.00%" fo:text-align="left" fo:margin-left="5.45pt" fo:text-indent="-5.45pt">
        <style:tab-stops>
          <style:tab-stop style:position="82.70pt" style:type="center"/>
          <style:tab-stop style:position="32891.05pt"/>
        </style:tab-stops>
      </style:paragraph-properties>
    </style:style>
    <style:style style:name="P28" style:family="paragraph">
      <style:paragraph-properties fo:line-height="115.00%" fo:text-align="center" fo:margin-bottom="10.00pt"/>
    </style:style>
    <style:style style:name="P29" style:family="paragraph">
      <style:paragraph-properties fo:line-height="100.00%" fo:text-align="left" fo:margin-left="5.45pt" fo:text-indent="-5.45pt">
        <style:tab-stops>
          <style:tab-stop style:position="82.70pt" style:type="center"/>
          <style:tab-stop style:position="32891.05pt"/>
        </style:tab-stops>
      </style:paragraph-properties>
    </style:style>
    <style:style style:name="P30" style:family="paragraph">
      <style:paragraph-properties fo:line-height="100.00%" fo:text-align="left">
        <style:tab-stops>
          <style:tab-stop style:position="88.15pt" style:type="center"/>
          <style:tab-stop style:position="16448.25pt"/>
        </style:tab-stops>
      </style:paragraph-properties>
    </style:style>
    <style:style style:name="P31" style:family="paragraph">
      <style:paragraph-properties fo:line-height="115.00%" fo:text-align="center" fo:margin-bottom="10.00pt"/>
    </style:style>
    <style:style style:name="P32" style:family="paragraph">
      <style:paragraph-properties fo:line-height="100.00%" fo:text-align="left">
        <style:tab-stops>
          <style:tab-stop style:position="88.15pt" style:type="center"/>
          <style:tab-stop style:position="16448.25pt"/>
        </style:tab-stops>
      </style:paragraph-properties>
    </style:style>
    <style:style style:name="P33" style:family="paragraph">
      <style:paragraph-properties fo:line-height="100.00%" fo:text-align="left">
        <style:tab-stops>
          <style:tab-stop style:position="88.15pt" style:type="center"/>
          <style:tab-stop style:position="16448.25pt"/>
        </style:tab-stops>
      </style:paragraph-properties>
    </style:style>
    <style:style style:name="P34" style:family="paragraph">
      <style:paragraph-properties fo:line-height="115.00%" fo:text-align="center" fo:margin-bottom="10.00pt"/>
    </style:style>
    <style:style style:name="P35" style:family="paragraph">
      <style:paragraph-properties fo:line-height="100.00%" fo:text-align="left">
        <style:tab-stops>
          <style:tab-stop style:position="88.15pt" style:type="center"/>
          <style:tab-stop style:position="16448.25pt"/>
        </style:tab-stops>
      </style:paragraph-properties>
    </style:style>
    <style:style style:name="P36" style:family="paragraph">
      <style:paragraph-properties fo:line-height="100.00%" fo:text-align="left">
        <style:tab-stops>
          <style:tab-stop style:position="88.15pt" style:type="center"/>
          <style:tab-stop style:position="16448.25pt"/>
        </style:tab-stops>
      </style:paragraph-properties>
    </style:style>
    <style:style style:name="P37" style:family="paragraph">
      <style:paragraph-properties fo:line-height="115.00%" fo:text-align="center" fo:margin-bottom="10.00pt"/>
    </style:style>
    <style:style style:name="P38" style:family="paragraph">
      <style:paragraph-properties fo:line-height="100.00%" fo:text-align="left">
        <style:tab-stops>
          <style:tab-stop style:position="88.15pt" style:type="center"/>
          <style:tab-stop style:position="16448.25pt"/>
        </style:tab-stops>
      </style:paragraph-properties>
    </style:style>
    <style:style style:name="P39" style:family="paragraph">
      <style:paragraph-properties fo:line-height="100.00%" fo:text-align="left">
        <style:tab-stops>
          <style:tab-stop style:position="88.15pt" style:type="center"/>
          <style:tab-stop style:position="16448.25pt"/>
        </style:tab-stops>
      </style:paragraph-properties>
    </style:style>
    <style:style style:name="P40" style:family="paragraph">
      <style:paragraph-properties fo:line-height="115.00%" fo:text-align="center" fo:margin-bottom="10.00pt"/>
    </style:style>
    <style:style style:name="P41" style:family="paragraph">
      <style:paragraph-properties fo:line-height="100.00%" fo:text-align="left">
        <style:tab-stops>
          <style:tab-stop style:position="88.15pt" style:type="center"/>
          <style:tab-stop style:position="16448.25pt"/>
        </style:tab-stops>
      </style:paragraph-properties>
    </style:style>
    <style:style style:name="P42" style:family="paragraph">
      <style:paragraph-properties fo:line-height="115.00%" fo:text-align="center" fo:margin-bottom="7.00pt"/>
    </style:style>
    <style:style style:name="P43" style:family="paragraph">
      <style:paragraph-properties fo:line-height="115.00%" fo:text-align="left" fo:margin-bottom="7.00pt"/>
    </style:style>
    <style:style style:name="P44" style:family="paragraph">
      <style:paragraph-properties fo:line-height="115.00%" fo:text-align="left"/>
    </style:style>
    <text:list-style style:name="L4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5" style:family="paragraph">
      <style:paragraph-properties fo:line-height="115.00%" fo:text-align="left"/>
    </style:style>
    <style:style style:name="P46" style:family="paragraph">
      <style:paragraph-properties fo:line-height="115.00%" fo:text-align="left" fo:margin-bottom="7.00pt"/>
    </style:style>
    <text:list-style style:name="L4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7" style:family="paragraph">
      <style:paragraph-properties fo:line-height="115.00%" fo:text-align="left"/>
    </style:style>
    <style:style style:name="P48" style:family="paragraph">
      <style:paragraph-properties fo:line-height="115.00%" fo:text-align="left" fo:margin-left="36.00pt" fo:text-indent="0.00pt"/>
    </style:style>
    <text:list-style style:name="L4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9" style:family="paragraph">
      <style:paragraph-properties fo:line-height="115.00%" fo:text-align="left"/>
    </style:style>
    <style:style style:name="P50" style:family="paragraph">
      <style:paragraph-properties fo:line-height="115.00%" fo:text-align="left" fo:margin-bottom="7.00pt"/>
    </style:style>
    <style:style style:name="TableColumn0100" style:family="table-column">
      <style:table-column-properties style:column-width="0.662500in"/>
    </style:style>
    <style:style style:name="TableColumn0101" style:family="table-column">
      <style:table-column-properties style:column-width="0.750000in"/>
    </style:style>
    <style:style style:name="Table01" style:family="table">
      <style:table-properties style:width="1.4125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ffffff" fo:border-left="0.006944in solid #ffffff" fo:border-right="0.006944in solid #ffffff" fo:border-bottom="0.006944in solid #ffffff" fo:padding-left="0.075694in" fo:padding-right="0.075694in" fo:vertical-align="center" fo:background-color="#e6eeee"/>
    </style:style>
    <style:style style:name="TableCell010001" style:family="table-cell">
      <style:table-cell-properties fo:border-top="0.006944in solid #ffffff" fo:border-left="0.006944in solid #ffffff" fo:border-right="0.006944in solid #ffffff" fo:border-bottom="0.006944in solid #ffffff" fo:padding-left="0.075694in" fo:padding-right="0.075694in" fo:vertical-align="center" fo:background-color="#e6eeee"/>
    </style:style>
    <style:style style:name="TableRow0101" style:family="table-row">
      <style:table-row-properties/>
    </style:style>
    <style:style style:name="TableCell010100" style:family="table-cell">
      <style:table-cell-properties fo:border-top="0.003472in solid #ffffff" fo:border-left="0.003472in solid #ffffff" fo:border-right="0.003472in solid #ffffff" fo:border-bottom="0.003472in solid #ffffff" fo:vertical-align="center" fo:background-color="#ffffff"/>
    </style:style>
    <style:style style:name="TableCell010101" style:family="table-cell">
      <style:table-cell-properties fo:border-top="0.003472in solid #ffffff" fo:border-left="0.003472in solid #ffffff" fo:border-right="0.003472in solid #ffffff" fo:border-bottom="0.003472in solid #ffffff" fo:vertical-align="center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3472in solid #ffffff" fo:border-left="0.003472in solid #ffffff" fo:border-right="0.003472in solid #ffffff" fo:border-bottom="0.003472in solid #ffffff" fo:vertical-align="center" fo:background-color="#f0f0f6"/>
    </style:style>
    <style:style style:name="TableCell010201" style:family="table-cell">
      <style:table-cell-properties fo:border-top="0.003472in solid #ffffff" fo:border-left="0.003472in solid #ffffff" fo:border-right="0.003472in solid #ffffff" fo:border-bottom="0.003472in solid #ffffff" fo:vertical-align="center" fo:background-color="#f0f0f6"/>
    </style:style>
    <style:style style:name="TableRow0103" style:family="table-row">
      <style:table-row-properties/>
    </style:style>
    <style:style style:name="TableCell010300" style:family="table-cell">
      <style:table-cell-properties fo:border-top="0.003472in solid #ffffff" fo:border-left="0.003472in solid #ffffff" fo:border-right="0.003472in solid #ffffff" fo:border-bottom="0.003472in solid #ffffff" fo:vertical-align="center" fo:background-color="#ffffff"/>
    </style:style>
    <style:style style:name="TableCell010301" style:family="table-cell">
      <style:table-cell-properties fo:border-top="0.003472in solid #ffffff" fo:border-left="0.003472in solid #ffffff" fo:border-right="0.003472in solid #ffffff" fo:border-bottom="0.003472in solid #ffffff" fo:vertical-align="center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3472in solid #ffffff" fo:border-left="0.003472in solid #ffffff" fo:border-right="0.003472in solid #ffffff" fo:border-bottom="0.003472in solid #ffffff" fo:vertical-align="center" fo:background-color="#f0f0f6"/>
    </style:style>
    <style:style style:name="TableCell010401" style:family="table-cell">
      <style:table-cell-properties fo:border-top="0.003472in solid #ffffff" fo:border-left="0.003472in solid #ffffff" fo:border-right="0.003472in solid #ffffff" fo:border-bottom="0.003472in solid #ffffff" fo:vertical-align="center" fo:background-color="#f0f0f6"/>
    </style:style>
    <style:style style:name="TableRow0105" style:family="table-row">
      <style:table-row-properties/>
    </style:style>
    <style:style style:name="TableCell010500" style:family="table-cell">
      <style:table-cell-properties fo:border-top="0.003472in solid #ffffff" fo:border-left="0.003472in solid #ffffff" fo:border-right="0.003472in solid #ffffff" fo:border-bottom="0.003472in solid #ffffff" fo:vertical-align="center" fo:background-color="#ffffff"/>
    </style:style>
    <style:style style:name="TableCell010501" style:family="table-cell">
      <style:table-cell-properties fo:border-top="0.003472in solid #ffffff" fo:border-left="0.003472in solid #ffffff" fo:border-right="0.003472in solid #ffffff" fo:border-bottom="0.003472in solid #ffffff" fo:vertical-align="center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3472in solid #ffffff" fo:border-left="0.003472in solid #ffffff" fo:border-right="0.003472in solid #ffffff" fo:border-bottom="0.003472in solid #ffffff" fo:vertical-align="center" fo:background-color="#f0f0f6"/>
    </style:style>
    <style:style style:name="TableCell010601" style:family="table-cell">
      <style:table-cell-properties fo:border-top="0.003472in solid #ffffff" fo:border-left="0.003472in solid #ffffff" fo:border-right="0.003472in solid #ffffff" fo:border-bottom="0.003472in solid #ffffff" fo:vertical-align="center" fo:background-color="#f0f0f6"/>
    </style:style>
    <style:style style:name="TableColumn0200" style:family="table-column">
      <style:table-column-properties style:column-width="1.224306in"/>
    </style:style>
    <style:style style:name="TableColumn0201" style:family="table-column">
      <style:table-column-properties style:column-width="0.750694in"/>
    </style:style>
    <style:style style:name="Table02" style:family="table">
      <style:table-properties style:width="1.975000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6944in solid #ffffff" fo:border-left="0.006944in solid #ffffff" fo:border-right="0.006944in solid #ffffff" fo:border-bottom="0.006944in solid #ffffff" fo:padding-left="0.075694in" fo:padding-right="0.075694in" fo:vertical-align="center" fo:background-color="#e6eeee"/>
    </style:style>
    <style:style style:name="TableCell020001" style:family="table-cell">
      <style:table-cell-properties fo:border-top="0.006944in solid #ffffff" fo:border-left="0.006944in solid #ffffff" fo:border-right="0.006944in solid #ffffff" fo:border-bottom="0.006944in solid #ffffff" fo:padding-left="0.075694in" fo:padding-right="0.075694in" fo:vertical-align="center" fo:background-color="#e6eeee"/>
    </style:style>
    <style:style style:name="TableRow0201" style:family="table-row">
      <style:table-row-properties/>
    </style:style>
    <style:style style:name="TableCell020100" style:family="table-cell">
      <style:table-cell-properties fo:border-top="0.003472in solid #ffffff" fo:border-left="0.003472in solid #ffffff" fo:border-right="0.003472in solid #ffffff" fo:border-bottom="0.003472in solid #ffffff" fo:vertical-align="center" fo:background-color="#ffffff"/>
    </style:style>
    <style:style style:name="TableCell020101" style:family="table-cell">
      <style:table-cell-properties fo:border-top="0.003472in solid #ffffff" fo:border-left="0.003472in solid #ffffff" fo:border-right="0.003472in solid #ffffff" fo:border-bottom="0.003472in solid #ffffff" fo:vertical-align="center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3472in solid #ffffff" fo:border-left="0.003472in solid #ffffff" fo:border-right="0.003472in solid #ffffff" fo:border-bottom="0.003472in solid #ffffff" fo:vertical-align="center" fo:background-color="#f0f0f6"/>
    </style:style>
    <style:style style:name="TableCell020201" style:family="table-cell">
      <style:table-cell-properties fo:border-top="0.003472in solid #ffffff" fo:border-left="0.003472in solid #ffffff" fo:border-right="0.003472in solid #ffffff" fo:border-bottom="0.003472in solid #ffffff" fo:vertical-align="center" fo:background-color="#f0f0f6"/>
    </style:style>
    <style:style style:name="TableRow0203" style:family="table-row">
      <style:table-row-properties/>
    </style:style>
    <style:style style:name="TableCell020300" style:family="table-cell">
      <style:table-cell-properties fo:border-top="0.003472in solid #ffffff" fo:border-left="0.003472in solid #ffffff" fo:border-right="0.003472in solid #ffffff" fo:border-bottom="0.003472in solid #ffffff" fo:vertical-align="center" fo:background-color="#ffffff"/>
    </style:style>
    <style:style style:name="TableCell020301" style:family="table-cell">
      <style:table-cell-properties fo:border-top="0.003472in solid #ffffff" fo:border-left="0.003472in solid #ffffff" fo:border-right="0.003472in solid #ffffff" fo:border-bottom="0.003472in solid #ffffff" fo:vertical-align="center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3472in solid #ffffff" fo:border-left="0.003472in solid #ffffff" fo:border-right="0.003472in solid #ffffff" fo:border-bottom="0.003472in solid #ffffff" fo:vertical-align="center" fo:background-color="#f0f0f6"/>
    </style:style>
    <style:style style:name="TableCell020401" style:family="table-cell">
      <style:table-cell-properties fo:border-top="0.003472in solid #ffffff" fo:border-left="0.003472in solid #ffffff" fo:border-right="0.003472in solid #ffffff" fo:border-bottom="0.003472in solid #ffffff" fo:vertical-align="center" fo:background-color="#f0f0f6"/>
    </style:style>
  </office:automatic-styles>
  <office:body>
    <office:text>
      <text:p text:style-name="P1"><text:span text:style-name="T1">E</text:span><text:span text:style-name="T2">jercicio herencia Electrodomésticos</text:span></text:p>
      <text:p text:style-name="P1"><text:span text:style-name="T3"/></text:p>
      <text:p text:style-name="P1"><text:span text:style-name="T4">Crearemos una clase padre llamada<text:s/></text:span><text:span text:style-name="T5">Electrodomestico</text:span><text:span text:style-name="T6"><text:s/>con las siguientes características:</text:span></text:p>
      <text:p text:style-name="P1"><text:span text:style-name="T7"/></text:p>
      <text:list text:style-name="L2">
        <text:list-item>
          <text:p text:style-name="P2"><text:span text:style-name="T8">Sus atributos son<text:s/></text:span><text:span text:style-name="T9">precio base, color, consumo energético<text:s/></text:span><text:span text:style-name="T10">(letras entre A y F) y<text:s/></text:span><text:span text:style-name="T11">peso</text:span><text:span text:style-name="T12">. </text:span></text:p>
        </text:list-item>
        <text:list-item>
          <text:p text:style-name="P2"><text:span text:style-name="T12">Por defecto, el color<text:s/></text:span><text:span text:style-name="T13">será</text:span><text:span text:style-name="T14"><text:s/>blanco, el consumo energético<text:s/></text:span><text:span text:style-name="T15">será</text:span><text:span text:style-name="T16"><text:s/>F, el precio base es de 100 € y el peso de 5 kg. </text:span></text:p>
        </text:list-item>
      </text:list>
      <text:p text:style-name="P3"><text:span text:style-name="T17"/></text:p>
      <text:list text:style-name="L4">
        <text:list-item>
          <text:p text:style-name="P4"><text:span text:style-name="T18">comprobarConsumoEnergetico(letra)</text:span><text:span text:style-name="T19">: comprueba que la letra es correcta, si no es correcta usará la letra por defecto. </text:span></text:p>
        </text:list-item>
        <text:list-item>
          <text:p text:style-name="P4"><text:span text:style-name="T20">comprobarColor(color)</text:span><text:span text:style-name="T21">: comprueba que el color es correcto, si no lo es usa el color por defecto.</text:span></text:p>
        </text:list-item>
        <text:list-item>
          <text:p text:style-name="P4"><text:span text:style-name="T22">precioFinal()</text:span><text:span text:style-name="T23">: según el consumo energético,<text:s/></text:span><text:span text:style-name="T24">aumentará</text:span><text:span text:style-name="T25"><text:s/>su precio, y según su tamaño, también. Esta es la lista de precios:<text:line-break/></text:span></text:p>
        </text:list-item>
      </text:list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6"><text:span text:style-name="T27">LETRA</text:span><text:span text:style-name="T28"/></text:p>
          </table:table-cell>
          <table:table-cell table:style-name="TableCell010001">
            <text:p text:style-name="P6"><text:span text:style-name="T29">PRECIO</text:span><text:span text:style-name="T30"/></text:p>
          </table:table-cell>
        </table:table-row>
        <table:table-row table:style-name="TableRow0101">
          <table:table-cell table:style-name="TableCell010100">
            <text:p text:style-name="P9"><text:span text:style-name="T31">A</text:span><text:span text:style-name="T32"/></text:p>
          </table:table-cell>
          <table:table-cell table:style-name="TableCell010101">
            <text:p text:style-name="P9"><text:span text:style-name="T33">100 €</text:span><text:span text:style-name="T34"/></text:p>
          </table:table-cell>
        </table:table-row>
        <table:table-row table:style-name="TableRow0102">
          <table:table-cell table:style-name="TableCell010200">
            <text:p text:style-name="P12"><text:span text:style-name="T35">B</text:span><text:span text:style-name="T36"/></text:p>
          </table:table-cell>
          <table:table-cell table:style-name="TableCell010201">
            <text:p text:style-name="P12"><text:span text:style-name="T37">80 €</text:span><text:span text:style-name="T38"/></text:p>
          </table:table-cell>
        </table:table-row>
        <table:table-row table:style-name="TableRow0103">
          <table:table-cell table:style-name="TableCell010300">
            <text:p text:style-name="P15"><text:span text:style-name="T39">C</text:span><text:span text:style-name="T40"/></text:p>
          </table:table-cell>
          <table:table-cell table:style-name="TableCell010301">
            <text:p text:style-name="P15"><text:span text:style-name="T41">60 €</text:span><text:span text:style-name="T42"/></text:p>
          </table:table-cell>
        </table:table-row>
        <table:table-row table:style-name="TableRow0104">
          <table:table-cell table:style-name="TableCell010400">
            <text:p text:style-name="P18"><text:span text:style-name="T43">D</text:span><text:span text:style-name="T44"/></text:p>
          </table:table-cell>
          <table:table-cell table:style-name="TableCell010401">
            <text:p text:style-name="P18"><text:span text:style-name="T45">50 €</text:span><text:span text:style-name="T46"/></text:p>
          </table:table-cell>
        </table:table-row>
        <table:table-row table:style-name="TableRow0105">
          <table:table-cell table:style-name="TableCell010500">
            <text:p text:style-name="P21"><text:span text:style-name="T47">E</text:span><text:span text:style-name="T48"/></text:p>
          </table:table-cell>
          <table:table-cell table:style-name="TableCell010501">
            <text:p text:style-name="P21"><text:span text:style-name="T49">30 €</text:span><text:span text:style-name="T50"/></text:p>
          </table:table-cell>
        </table:table-row>
        <table:table-row table:style-name="TableRow0106">
          <table:table-cell table:style-name="TableCell010600">
            <text:p text:style-name="P24"><text:span text:style-name="T51">F</text:span><text:span text:style-name="T52"/></text:p>
          </table:table-cell>
          <table:table-cell table:style-name="TableCell010601">
            <text:p text:style-name="P24"><text:span text:style-name="T53">10 €</text:span><text:span text:style-name="T54"/></text:p>
          </table:table-cell>
        </table:table-row>
      </table:table>
      <text:p text:style-name="P26"><text:span text:style-name="T54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28"><text:span text:style-name="T55">TAMAÑO</text:span><text:span text:style-name="T56"/></text:p>
          </table:table-cell>
          <table:table-cell table:style-name="TableCell020001">
            <text:p text:style-name="P28"><text:span text:style-name="T57">PRECIO</text:span><text:span text:style-name="T58"/></text:p>
          </table:table-cell>
        </table:table-row>
        <table:table-row table:style-name="TableRow0201">
          <table:table-cell table:style-name="TableCell020100">
            <text:p text:style-name="P31"><text:span text:style-name="T59">Entre 0 y 19 kg</text:span><text:span text:style-name="T60"/></text:p>
          </table:table-cell>
          <table:table-cell table:style-name="TableCell020101">
            <text:p text:style-name="P31"><text:span text:style-name="T61">10 €</text:span><text:span text:style-name="T62"/></text:p>
          </table:table-cell>
        </table:table-row>
        <table:table-row table:style-name="TableRow0202">
          <table:table-cell table:style-name="TableCell020200">
            <text:p text:style-name="P34"><text:span text:style-name="T63">Entre 20 y 49 kg</text:span><text:span text:style-name="T64"/></text:p>
          </table:table-cell>
          <table:table-cell table:style-name="TableCell020201">
            <text:p text:style-name="P34"><text:span text:style-name="T65">50 €</text:span><text:span text:style-name="T66"/></text:p>
          </table:table-cell>
        </table:table-row>
        <table:table-row table:style-name="TableRow0203">
          <table:table-cell table:style-name="TableCell020300">
            <text:p text:style-name="P37"><text:span text:style-name="T67">Entre 50 y 79 kg</text:span><text:span text:style-name="T68"/></text:p>
          </table:table-cell>
          <table:table-cell table:style-name="TableCell020301">
            <text:p text:style-name="P37"><text:span text:style-name="T69">80 €</text:span><text:span text:style-name="T70"/></text:p>
          </table:table-cell>
        </table:table-row>
        <table:table-row table:style-name="TableRow0204">
          <table:table-cell table:style-name="TableCell020400">
            <text:p text:style-name="P40"><text:span text:style-name="T71">Mayor que 80 kg</text:span><text:span text:style-name="T72"/></text:p>
          </table:table-cell>
          <table:table-cell table:style-name="TableCell020401">
            <text:p text:style-name="P40"><text:span text:style-name="T73">100 €</text:span><text:span text:style-name="T74"/></text:p>
          </table:table-cell>
        </table:table-row>
      </table:table>
      <text:p text:style-name="P42"><text:span text:style-name="T74"/></text:p>
      <text:p text:style-name="P43"><text:span text:style-name="T75">Crearemos una clase hija llamada<text:s/></text:span><text:span text:style-name="T76">Lavadora<text:s/></text:span><text:span text:style-name="T77">con las siguientes características:</text:span></text:p>
      <text:p text:style-name="P44"><text:span text:style-name="T77">Su atributo es<text:s/></text:span><text:span text:style-name="T78">carga</text:span><text:span text:style-name="T79">,<text:s/></text:span><text:span text:style-name="T80">además</text:span><text:span text:style-name="T81"><text:s/>de los atributos heredados. Por defecto, la carga es de 5 kg. </text:span></text:p>
      <text:p text:style-name="P44"><text:span text:style-name="T82"/></text:p>
      <text:p text:style-name="P44"><text:span text:style-name="T83">Los métodos que se implementara serán:</text:span></text:p>
      <text:list text:style-name="L45">
        <text:list-item>
          <text:p text:style-name="P45"><text:span text:style-name="T83">Método get de carga.</text:span></text:p>
        </text:list-item>
        <text:list-item>
          <text:p text:style-name="P45"><text:span text:style-name="T84">precioFinal()</text:span><text:span text:style-name="T85">: si tiene una carga mayor de 30 kg,<text:s/></text:span><text:span text:style-name="T86">aumentará</text:span><text:span text:style-name="T87"><text:s/>el precio 50 €, sino es así no se incrementara el precio. Llama al método padre y añade el código necesario. Recuerda que las condiciones que hemos visto en la clase<text:s/></text:span><text:span text:style-name="T88">Electrodoméstico</text:span><text:span text:style-name="T89"><text:s/>también deben afectar al precio.</text:span></text:p>
        </text:list-item>
      </text:list>
      <text:p text:style-name="P46"><text:span text:style-name="T89"><text:line-break/>Crearemos una clase hija llamada<text:s/></text:span><text:span text:style-name="T90">Television<text:s/></text:span><text:span text:style-name="T91">con las siguientes características:</text:span></text:p>
      <text:list text:style-name="L47">
        <text:list-item>
          <text:p text:style-name="P47"><text:span text:style-name="T91">Sus atributos son<text:s/></text:span><text:span text:style-name="T92">resolución<text:s/></text:span><text:span text:style-name="T93">(en pulgadas) y<text:s/></text:span><text:span text:style-name="T94">sintonizador TDT<text:s/></text:span><text:span text:style-name="T95">(booleano).</text:span></text:p>
        </text:list-item>
        <text:list-item>
          <text:p text:style-name="P47"><text:span text:style-name="T95">Por defecto, la resolución<text:s/></text:span><text:span text:style-name="T96">será</text:span><text:span text:style-name="T97"><text:s/>de 20 pulgadas y el sintonizador<text:s/></text:span><text:span text:style-name="T98">será</text:span><text:span text:style-name="T99"><text:s/>false.</text:span></text:p>
        </text:list-item>
      </text:list>
      <text:p text:style-name="P48"><text:span text:style-name="T100"/></text:p>
      <text:p text:style-name="P48"><text:span text:style-name="T101">Los métodos que se implementara serán:</text:span></text:p>
      <text:list text:style-name="L49">
        <text:list-item>
          <text:p text:style-name="P49"><text:span text:style-name="T101">Método get de resolución y sintonizador TDT.</text:span></text:p>
        </text:list-item>
        <text:list-item>
          <text:p text:style-name="P49"><text:span text:style-name="T102">precioFinal()</text:span><text:span text:style-name="T103">: si tiene una resolución mayor de 40 pulgadas, se incrementara el precio un 30% y si tiene un sintonizador TDT incorporado,<text:s/></text:span><text:span text:style-name="T104">aumentará</text:span><text:span text:style-name="T105"><text:s/>50 €. Recuerda que las condiciones que hemos visto en la clase Electrodomestico también deben afectar al precio.</text:span></text:p>
        </text:list-item>
      </text:list>
      <text:p text:style-name="P50"><text:span text:style-name="T10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